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6000002CF56ECAD096AC76E5A.png" manifest:media-type="image/png"/>
  <manifest:file-entry manifest:full-path="Pictures/10000001000003F00000032682562A33CC0BFB7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reformatted_20_Text"/>
      <text:p text:style-name="Preformatted_20_Text"><draw:frame draw:style-name="fr1" draw:name="Imagen2" text:anchor-type="char" svg:x="1.946cm" svg:y="0.275cm" svg:width="15.699cm" svg:height="7.311cm" draw:z-index="1"><draw:image xlink:href="Pictures/10000001000002C6000002CF56ECAD096AC76E5A.png" xlink:type="simple" xlink:show="embed" xlink:actuate="onLoad" draw:mime-type="image/png"/></draw:frame></text:p>
      <text:p text:style-name="Preformatted_20_Text"/>
      <text:p text:style-name="Preformatted_20_Text"><draw:frame draw:style-name="fr1" draw:name="Imagen1" text:anchor-type="char" svg:x="1.489cm" svg:y="0.152cm" svg:width="17cm" svg:height="15.512cm" draw:z-index="0"><draw:image xlink:href="Pictures/10000001000003F00000032682562A33CC0BFB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NSimSun1" style:font-size-asian="10.5pt" style:language-asian="zh" style:country-asian="CN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NSimSun1" style:font-size-asian="10.5pt" style:language-asian="zh" style:country-asian="CN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ahoma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3T21:24:30.256000000</meta:creation-date>
    <meta:editing-duration>P0D</meta:editing-duration>
    <meta:editing-cycles>1</meta:editing-cycles>
    <meta:generator>LibreOffice/7.5.3.2$Windows_X86_64 LibreOffice_project/9f56dff12ba03b9acd7730a5a481eea045e468f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